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51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<text:span text:style-name="T1">Chodnik kopalnii – pole magnetyczne - prawdopodobieństwo - algorytm 5 – knn3</text:span>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palnia_DATASIZE_200_KNN_3_distanceAlgorithm_PROBABILITY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1:15:24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42" meta:object-count="0"/>
  </office:meta>
</office:document-meta>
</file>